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4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6.71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font-name-asian="Microsoft YaHei" style:font-name-complex="Arial1"/>
    </style:style>
  </office:automatic-styles>
  <office:body>
    <office:spreadsheet>
      <table:table table:name="Sheet1" table:style-name="ta1">
        <table:shapes>
          <draw:frame draw:z-index="0" draw:style-name="gr1" svg:width="21.955cm" svg:height="11.631cm" svg:x="3.23cm" svg:y="13.246cm">
            <draw:object draw:notify-on-update-of-ranges="Sheet1.B24:Sheet1.I24 Sheet1.A25:Sheet1.A25 Sheet1.B25:Sheet1.I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251" table:default-cell-style-name="ce1"/>
        <table:table-row table:style-name="ro1">
          <table:table-cell/>
          <table:table-cell table:style-name="ce2" office:value-type="string">
            <text:p>938_10-4-2013_parity_pybrain_ga_alone\</text:p>
          </table:table-cell>
          <table:table-cell/>
          <table:table-cell table:style-name="ce2" office:value-type="string">
            <text:p>254_10-4-2013\</text:p>
          </table:table-cell>
          <table:table-cell/>
          <table:table-cell table:style-name="ce2" office:value-type="string">
            <text:p>1443_10-4-2013_iris_pybrain_ga_alone\</text:p>
          </table:table-cell>
          <table:table-cell/>
          <table:table-cell table:style-name="ce2" office:value-type="string">
            <text:p>iris_my_bnn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Trials</text:p>
          </table:table-cell>
          <table:table-cell table:style-name="ce2" office:value-type="string">
            <text:p>Training error</text:p>
          </table:table-cell>
          <table:table-cell table:style-name="ce2" office:value-type="string">
            <text:p>Test error</text:p>
          </table:table-cell>
          <table:table-cell table:style-name="ce2" office:value-type="string">
            <text:p>Training error</text:p>
          </table:table-cell>
          <table:table-cell table:style-name="ce2" office:value-type="string">
            <text:p>Test error</text:p>
          </table:table-cell>
          <table:table-cell table:style-name="ce2" office:value-type="string">
            <text:p>Training error</text:p>
          </table:table-cell>
          <table:table-cell table:style-name="ce2" office:value-type="string">
            <text:p>Test error</text:p>
          </table:table-cell>
          <table:table-cell table:style-name="ce2" office:value-type="string">
            <text:p>Training error</text:p>
          </table:table-cell>
          <table:table-cell table:style-name="ce2" office:value-type="string">
            <text:p>Test error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Trials</text:p>
          </table:table-cell>
          <table:table-cell table:style-name="ce2" office:value-type="string">
            <text:p>pb_parity_trn</text:p>
          </table:table-cell>
          <table:table-cell table:style-name="ce3" office:value-type="string">
            <text:p><text:span text:style-name="T1">pb_parity_tst</text:span></text:p>
          </table:table-cell>
          <table:table-cell table:style-name="ce3" office:value-type="string">
            <text:p><text:span text:style-name="T1">my_parity_trn</text:span></text:p>
          </table:table-cell>
          <table:table-cell table:style-name="ce3" office:value-type="string">
            <text:p><text:span text:style-name="T1">my_parity_tst</text:span></text:p>
          </table:table-cell>
          <table:table-cell table:style-name="ce3" office:value-type="string">
            <text:p><text:span text:style-name="T1">pb_iris_trn</text:span></text:p>
          </table:table-cell>
          <table:table-cell table:style-name="ce3" office:value-type="string">
            <text:p><text:span text:style-name="T1">pb_iris_tst</text:span></text:p>
          </table:table-cell>
          <table:table-cell table:style-name="ce3" office:value-type="string">
            <text:p><text:span text:style-name="T1">my_iris_trn</text:span></text:p>
          </table:table-cell>
          <table:table-cell table:style-name="ce3" office:value-type="string">
            <text:p><text:span text:style-name="T1">my_iris_tst</text:span></text:p>
          </table:table-cell>
          <table:table-cell table:number-columns-repeated="248"/>
        </table:table-row>
        <table:table-row table:style-name="ro4"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Default" office:value-type="float" office:value="46.6666666666667">
            <text:p>46.6666666667</text:p>
          </table:table-cell>
          <table:table-cell table:style-name="ce2" office:value-type="float" office:value="34.6666666666667">
            <text:p>34.666666666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9.3333333333333">
            <text:p>69.3333333333</text:p>
          </table:table-cell>
          <table:table-cell table:number-columns-repeated="248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8.6666666666667">
            <text:p>38.6666666667</text:p>
          </table:table-cell>
          <table:table-cell table:style-name="ce2" office:value-type="float" office:value="9.33333333333333">
            <text:p>9.3333333333</text:p>
          </table:table-cell>
          <table:table-cell table:style-name="ce2" office:value-type="float" office:value="68">
            <text:p>68</text:p>
          </table:table-cell>
          <table:table-cell table:number-columns-repeated="248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9.3333333333333">
            <text:p>49.333333333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4">
            <text:p>64</text:p>
          </table:table-cell>
          <table:table-cell table:number-columns-repeated="24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float" office:value="9.33333333333333">
            <text:p>9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2.66666666666667">
            <text:p>2.66666666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8">
            <text:p>68</text:p>
          </table:table-cell>
          <table:table-cell table:number-columns-repeated="248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9.3333333333333">
            <text:p>49.3333333333</text:p>
          </table:table-cell>
          <table:table-cell table:number-columns-repeated="2" table:style-name="ce2" office:value-type="float" office:value="5.33333333333333">
            <text:p>5.33333333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8">
            <text:p>68</text:p>
          </table:table-cell>
          <table:table-cell table:number-columns-repeated="24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5.3333333333333">
            <text:p>45.333333333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8.6666666666667">
            <text:p>38.6666666667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9.3333333333333">
            <text:p>69.3333333333</text:p>
          </table:table-cell>
          <table:table-cell table:number-columns-repeated="24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float" office:value="9.33333333333333">
            <text:p>9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30.6666666666667">
            <text:p>30.666666666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9.33333333333333">
            <text:p>9.3333333333</text:p>
          </table:table-cell>
          <table:table-cell table:style-name="ce2" office:value-type="float" office:value="69.3333333333333">
            <text:p>69.3333333333</text:p>
          </table:table-cell>
          <table:table-cell table:number-columns-repeated="24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float" office:value="13.3333333333333">
            <text:p>13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5.3333333333333">
            <text:p>45.3333333333</text:p>
          </table:table-cell>
          <table:table-cell table:number-columns-repeated="2" table:style-name="ce2" office:value-type="float" office:value="33.3333333333333">
            <text:p>33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13.3333333333333">
            <text:p>13.3333333333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4.6666666666667">
            <text:p>34.666666666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42.6666666666667">
            <text:p>42.666666666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26.6666666666667">
            <text:p>26.666666666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42.6666666666667">
            <text:p>42.66666666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2" office:value-type="float" office:value="9.33333333333333">
            <text:p>9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9.3333333333333">
            <text:p>49.3333333333</text:p>
          </table:table-cell>
          <table:table-cell table:style-name="ce2" office:value-type="float" office:value="2.66666666666667">
            <text:p>2.6666666667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29.3333333333333">
            <text:p>29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26.6666666666667">
            <text:p>26.666666666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number-columns-repeated="2" table:style-name="ce2" office:value-type="float" office:value="33.3333333333333">
            <text:p>33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68">
            <text:p>68</text:p>
          </table:table-cell>
          <table:table-cell table:number-columns-repeated="248"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2" office:value-type="float" office:value="22.6666666666667">
            <text:p>22.6666666667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5.3333333333333">
            <text:p>45.3333333333</text:p>
          </table:table-cell>
          <table:table-cell table:number-columns-repeated="2" table:style-name="ce2" office:value-type="float" office:value="34.6666666666667">
            <text:p>34.6666666667</text:p>
          </table:table-cell>
          <table:table-cell table:style-name="ce2" office:value-type="float" office:value="33.3333333333333">
            <text:p>33.3333333333</text:p>
          </table:table-cell>
          <table:table-cell table:style-name="ce2" office:value-type="float" office:value="64">
            <text:p>64</text:p>
          </table:table-cell>
          <table:table-cell table:number-columns-repeated="248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4.6666666666667">
            <text:p>34.6666666667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46.6666666666667">
            <text:p>46.6666666667</text:p>
          </table:table-cell>
          <table:table-cell table:style-name="ce2" office:value-type="float" office:value="30.6666666666667">
            <text:p>30.666666666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69.3333333333333">
            <text:p>69.3333333333</text:p>
          </table:table-cell>
          <table:table-cell table:number-columns-repeated="248"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10.6666666666667">
            <text:p>10.666666666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0.6666666666667">
            <text:p>30.666666666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68">
            <text:p>68</text:p>
          </table:table-cell>
          <table:table-cell table:number-columns-repeated="248"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2" office:value-type="float" office:value="14.6666666666667">
            <text:p>14.6666666667</text:p>
          </table:table-cell>
          <table:table-cell table:style-name="ce2" office:value-type="float" office:value="1.33333333333333">
            <text:p>1.3333333333</text:p>
          </table:table-cell>
          <table:table-cell table:style-name="ce2" office:value-type="float" office:value="6.66666666666667">
            <text:p>6.6666666667</text:p>
          </table:table-cell>
          <table:table-cell table:style-name="ce2" office:value-type="float" office:value="42.6666666666667">
            <text:p>42.6666666667</text:p>
          </table:table-cell>
          <table:table-cell table:style-name="ce2" office:value-type="float" office:value="34.6666666666667">
            <text:p>34.6666666667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5.33333333333333">
            <text:p>5.3333333333</text:p>
          </table:table-cell>
          <table:table-cell table:style-name="ce2" office:value-type="float" office:value="66.6666666666667">
            <text:p>66.6666666667</text:p>
          </table:table-cell>
          <table:table-cell table:number-columns-repeated="248"/>
        </table:table-row>
        <table:table-row table:style-name="ro1">
          <table:table-cell table:style-name="ce2"/>
          <table:table-cell table:style-name="ce2" office:value-type="string">
            <text:p>train pyb parity</text:p>
          </table:table-cell>
          <table:table-cell table:style-name="ce2" office:value-type="string">
            <text:p>test pyb parity</text:p>
          </table:table-cell>
          <table:table-cell table:style-name="ce2" office:value-type="string">
            <text:p>train my parity</text:p>
          </table:table-cell>
          <table:table-cell table:style-name="ce2" office:value-type="string">
            <text:p>test my parity </text:p>
          </table:table-cell>
          <table:table-cell table:style-name="ce2" office:value-type="string">
            <text:p>train pyb iris</text:p>
          </table:table-cell>
          <table:table-cell table:style-name="ce2" office:value-type="string">
            <text:p>test pyb iris</text:p>
          </table:table-cell>
          <table:table-cell table:style-name="ce2" office:value-type="string">
            <text:p>train my iris</text:p>
          </table:table-cell>
          <table:table-cell table:style-name="ce2" office:value-type="string">
            <text:p>test my iris</text:p>
          </table:table-cell>
          <table:table-cell table:number-columns-repeated="248"/>
        </table:table-row>
        <table:table-row table:style-name="ro4">
          <table:table-cell/>
          <table:table-cell table:formula="of:=AVERAGE([.B4:.B23])" office:value-type="float" office:value="7.26666666666667">
            <text:p>7.2666666667</text:p>
          </table:table-cell>
          <table:table-cell table:formula="of:=AVERAGE([.C4:.C23])" office:value-type="float" office:value="1.33333333333333">
            <text:p>1.3333333333</text:p>
          </table:table-cell>
          <table:table-cell table:formula="of:=AVERAGE([.D4:.D23])" office:value-type="float" office:value="6.26666666666666">
            <text:p>6.2666666667</text:p>
          </table:table-cell>
          <table:table-cell table:formula="of:=AVERAGE([.E4:.E23])" office:value-type="float" office:value="46.2">
            <text:p>46.2</text:p>
          </table:table-cell>
          <table:table-cell table:formula="of:=AVERAGE([.F4:.F23])" office:value-type="float" office:value="22.8666666666667">
            <text:p>22.8666666667</text:p>
          </table:table-cell>
          <table:table-cell table:formula="of:=AVERAGE([.G4:.G23])" office:value-type="float" office:value="26.6">
            <text:p>26.6</text:p>
          </table:table-cell>
          <table:table-cell table:formula="of:=AVERAGE([.H4:.H23])" office:value-type="float" office:value="16.9333333333333">
            <text:p>16.9333333333</text:p>
          </table:table-cell>
          <table:table-cell table:formula="of:=AVERAGE([.I4:.I23])" office:value-type="float" office:value="67.2666666666667">
            <text:p>67.2666666667</text:p>
          </table:table-cell>
          <table:table-cell table:formula="of:=100-67.3" office:value-type="float" office:value="32.7">
            <text:p>32.7</text:p>
          </table:table-cell>
          <table:table-cell table:number-columns-repeated="247"/>
        </table:table-row>
        <table:table-row table:style-name="ro4">
          <table:table-cell/>
          <table:table-cell table:formula="of:=STDEV([.B4:.B23])" office:value-type="float" office:value="5.93886987890765">
            <text:p>5.9388698789</text:p>
          </table:table-cell>
          <table:table-cell table:formula="of:=STDEV([.C4:.C23])" office:value-type="float" office:value="0">
            <text:p>0</text:p>
          </table:table-cell>
          <table:table-cell table:formula="of:=STDEV([.D4:.D23])" office:value-type="float" office:value="2.07913612289909">
            <text:p>2.0791361229</text:p>
          </table:table-cell>
          <table:table-cell table:formula="of:=STDEV([.E4:.E23])" office:value-type="float" office:value="2.04167114213615">
            <text:p>2.0416711421</text:p>
          </table:table-cell>
          <table:table-cell table:formula="of:=STDEV([.F4:.F23])" office:value-type="float" office:value="13.2295964497116">
            <text:p>13.2295964497</text:p>
          </table:table-cell>
          <table:table-cell table:formula="of:=STDEV([.G4:.G23])" office:value-type="float" office:value="14.4932329440188">
            <text:p>14.493232944</text:p>
          </table:table-cell>
          <table:table-cell table:formula="of:=STDEV([.H4:.H23])" office:value-type="float" office:value="13.4179769437556">
            <text:p>13.4179769438</text:p>
          </table:table-cell>
          <table:table-cell table:formula="of:=STDEV([.I4:.I23])" office:value-type="float" office:value="1.52790802209314">
            <text:p>1.5279080221</text:p>
          </table:table-cell>
          <table:table-cell table:number-columns-repeated="248"/>
        </table:table-row>
        <table:table-row table:style-name="ro4">
          <table:table-cell/>
          <table:table-cell table:formula="of:=[.B26]/SQRT(20)" office:value-type="float" office:value="1.32797167587634">
            <text:p>1.3279716759</text:p>
          </table:table-cell>
          <table:table-cell table:formula="of:=[.C26]/SQRT(20)" office:value-type="float" office:value="0">
            <text:p>0</text:p>
          </table:table-cell>
          <table:table-cell table:formula="of:=[.D26]/SQRT(20)" office:value-type="float" office:value="0.464908970527772">
            <text:p>0.4649089705</text:p>
          </table:table-cell>
          <table:table-cell table:formula="of:=[.E26]/SQRT(20)" office:value-type="float" office:value="0.456531546151607">
            <text:p>0.4565315462</text:p>
          </table:table-cell>
          <table:table-cell table:formula="of:=[.F26]/SQRT(20)" office:value-type="float" office:value="2.95822769764451">
            <text:p>2.9582276976</text:p>
          </table:table-cell>
          <table:table-cell table:formula="of:=[.G26]/SQRT(20)" office:value-type="float" office:value="3.24078540765654">
            <text:p>3.2407854077</text:p>
          </table:table-cell>
          <table:table-cell table:formula="of:=[.H26]/SQRT(20)" office:value-type="float" office:value="3.00035085667624">
            <text:p>3.0003508567</text:p>
          </table:table-cell>
          <table:table-cell table:formula="of:=[.I26]/SQRT(20)" office:value-type="float" office:value="0.34165062007675">
            <text:p>0.3416506201</text:p>
          </table:table-cell>
          <table:table-cell table:number-columns-repeated="248"/>
        </table:table-row>
        <table:table-row table:style-name="ro4" table:number-rows-repeated="24">
          <table:table-cell table:number-columns-repeated="257"/>
        </table:table-row>
        <table:table-row table:style-name="ro4">
          <table:table-cell table:number-columns-repeated="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7">
            <text:p>87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table:number-columns-repeated="252"/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table:number-columns-repeated="252"/>
        </table:table-row>
        <table:table-row table:style-name="ro4">
          <table:table-cell table:number-columns-repeated="4"/>
          <table:table-cell office:value-type="string">
            <text:p>=</text:p>
          </table:table-cell>
          <table:table-cell table:number-columns-repeated="252"/>
        </table:table-row>
        <table:table-row table:style-name="ro4" table:number-rows-repeated="1048505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9" number:language="en" number:country="GB">
      <number:day number:style="long"/>
      <number:text>-</number:text>
      <number:month number:textual="true"/>
    </number:date-style>
    <number:date-style style:name="N5110" number:language="en" number:country="GB">
      <number:month number:textual="true"/>
      <number:text>-</number:text>
      <number:year/>
    </number:date-style>
    <number:time-style style:name="N5111" number:language="en" number:country="GB">
      <number:hours/>
      <number:text>:</number:text>
      <number:minutes number:style="long"/>
      <number:text> </number:text>
      <number:am-pm/>
    </number:time-style>
    <number:time-style style:name="N5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 style:data-style-name="N2" text:time-value="0000-00-00T23:35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19:30:37.34</meta:creation-date>
    <dc:date>2013-04-11T23:46:13</dc:date>
    <meta:editing-duration>PT18H30M25S</meta:editing-duration>
    <meta:editing-cycles>5</meta:editing-cycles>
    <meta:generator>LibreOffice/3.6$Linux_x86 LibreOffice_project/360m1$Build-2</meta:generator>
    <meta:document-statistic meta:table-count="1" meta:cell-count="2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error-upper-indicator="true" chart:error-lower-indicator="true" chart:error-category="cell-rang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>
      <style:chart-properties chart:solid-type="cuboid"/>
      <style:graphic-properties draw:fill-color="#ff420e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6cm" svg:height="11.632cm" xlink:href=".." xlink:type="simple" chart:class="chart:bar" chart:style-name="ch1">
        <chart:plot-area chart:style-name="ch2" table:cell-range-address="Sheet1.A24:Sheet1.I25" chart:data-source-has-labels="both" svg:x="0.889cm" svg:y="1.063cm" svg:width="20.189cm" svg:height="9.917cm">
          <chartooo:coordinate-region svg:x="1.51cm" svg:y="1.262cm" svg:width="19.568cm" svg:height="9.071cm"/>
          <chart:axis chart:dimension="x" chart:name="primary-x" chart:style-name="ch3" chartooo:axis-type="auto">
            <chartooo:date-scale/>
            <chart:categories table:cell-range-address="Sheet1.B24:Sheet1.I24"/>
          </chart:axis>
          <chart:axis chart:dimension="y" chart:name="primary-y" chart:style-name="ch4"/>
          <chart:series chart:style-name="ch5" chart:values-cell-range-address="Sheet1.B25:Sheet1.I25" chart:label-cell-address="Sheet1.A25:Sheet1.A25" chart:class="chart:bar">
            <chart:error-indicator chart:style-name="ch6" chart:dimension="y"/>
            <chart:data-point/>
            <chart:data-point chart:style-name="ch7"/>
            <chart:data-point chart:style-name="ch8"/>
            <chart:data-point chart:style-name="ch7"/>
            <chart:data-point chart:style-name="ch9"/>
            <chart:data-point chart:style-name="ch10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pyb parity</text:p>
                <draw:g>
                  <svg:desc>Sheet1.B24:Sheet1.I24</svg:desc>
                </draw:g>
              </table:table-cell>
              <table:table-cell office:value-type="string">
                <text:p>test pyb parity</text:p>
              </table:table-cell>
              <table:table-cell office:value-type="string">
                <text:p>train my parity</text:p>
              </table:table-cell>
              <table:table-cell office:value-type="string">
                <text:p>test my parity </text:p>
              </table:table-cell>
              <table:table-cell office:value-type="string">
                <text:p>train pyb iris</text:p>
              </table:table-cell>
              <table:table-cell office:value-type="string">
                <text:p>test pyb iris</text:p>
              </table:table-cell>
              <table:table-cell office:value-type="string">
                <text:p>train my iris</text:p>
              </table:table-cell>
              <table:table-cell office:value-type="string">
                <text:p>test my iri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5:Sheet1.A25</svg:desc>
                </draw:g>
              </table:table-cell>
              <table:table-cell office:value-type="float" office:value="7.26666666666667">
                <text:p>7.26666666666667</text:p>
                <draw:g>
                  <svg:desc>Sheet1.B25:Sheet1.I25</svg:desc>
                </draw:g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6.26666666666666">
                <text:p>6.26666666666666</text:p>
              </table:table-cell>
              <table:table-cell office:value-type="float" office:value="46.2">
                <text:p>46.2</text:p>
              </table:table-cell>
              <table:table-cell office:value-type="float" office:value="22.8666666666667">
                <text:p>22.8666666666667</text:p>
              </table:table-cell>
              <table:table-cell office:value-type="float" office:value="26.6">
                <text:p>26.6</text:p>
              </table:table-cell>
              <table:table-cell office:value-type="float" office:value="16.9333333333333">
                <text:p>16.9333333333333</text:p>
              </table:table-cell>
              <table:table-cell office:value-type="float" office:value="67.2666666666667">
                <text:p>67.2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